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7.935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3.609cm"/>
    </style:style>
    <style:style style:name="pr5" style:family="presentation" style:parent-style-name="Default-notes">
      <style:graphic-properties draw:fill-color="#ffffff" fo:min-height="12.572cm"/>
    </style:style>
    <style:style style:name="P1" style:family="paragraph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7.935cm" svg:x="1.4cm" svg:y="0.837cm" presentation:class="subtitle">
          <draw:text-box>
            <text:p>HTML5 Overview</text:p>
            <text:p>Mark Veltzer</text:p>
            <text:p>mark.veltzer@gmail.com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We will cover...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item>
                <text:p>What is HTML5</text:p>
              </text:list-item>
              <text:list-item>
                <text:p>Why did HTML5 happen</text:p>
              </text:list-item>
              <text:list-item>
                <text:p>What does HTML5 contain</text:p>
              </text:list-item>
              <text:list-item>
                <text:p>What HTML5 does not contain</text:p>
              </text:list-item>
              <text:list-item>
                <text:p>How does HTML5 stand up to it's competitio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at is HTML5, anyway ?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item>
                <text:p>It's a general name for a set of features.</text:p>
              </text:list-item>
              <text:list-item>
                <text:p>Most of these features expose themselves to programmers as JavaScript API in modern browsers.</text:p>
              </text:list-item>
              <text:list-item>
                <text:p>A lot of these features required browser manufacturers to do substantial modifications in their browsers to implement.</text:p>
              </text:list-item>
              <text:list-item>
                <text:p>The full set of features give JavaScript developers a rich programming environment on the client side.</text:p>
              </text:list-item>
              <text:list-item>
                <text:p>The idea is that client side programmers could solve all of their programming needs using only JavaScript with no extra plug-in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HTML History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item>
                <text:p>1993: HTML1 W3C</text:p>
              </text:list-item>
              <text:list-item>
                <text:p>1995: HTML2</text:p>
              </text:list-item>
              <text:list-item>
                <text:p>1997: HTML3.2</text:p>
              </text:list-item>
              <text:list-item>
                <text:p>1998: HTML4.0</text:p>
              </text:list-item>
              <text:list-item>
                <text:p>1999: HTML4.01</text:p>
              </text:list-item>
              <text:list-item>
                <text:p>2000: HTML Strict, XHTML</text:p>
              </text:list-item>
              <text:list-item>
                <text:p>2011: HTML5 still under development..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So is HTML5 a standard?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item>
                <text:p>Yes and no</text:p>
              </text:list-item>
              <text:list-item>
                <text:p>No: It is still under development</text:p>
              </text:list-item>
              <text:list-item>
                <text:p>No: It is not supported fully by all major browser vendors</text:p>
              </text:list-item>
              <text:list-item>
                <text:p>No: It is still not clear which parts would even be in the final standard.</text:p>
              </text:list-item>
              <text:list-item>
                <text:p>No: Full W3C recommendation will happen only at around 2022</text:p>
              </text:list-item>
              <text:list-item>
                <text:p>Yes: No one cares about any of the abov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Another way to think of HTML5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item>
                <text:p>HTML5 could be thought of as: “the idea that one could solve all of ones application programming needs using JavaScript and the browser” .</text:p>
              </text:list-item>
              <text:list-item>
                <text:p>A sort of coming of age of the browser as a full container for applications.</text:p>
              </text:list-item>
              <text:list-item>
                <text:p>This is quite some way from the HTML4 way of thinking of thing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y did HTML5 came to be?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item>
                <text:p>The rise of open source</text:p>
              </text:list-item>
              <text:list-item>
                <text:p>The increase in number of browsers</text:p>
              </text:list-item>
              <text:list-item>
                <text:p>The increase in adoption of web technology</text:p>
              </text:list-item>
              <text:list-item>
                <text:p>The problems of Adobe flash</text:p>
              </text:list-item>
              <text:list-item>
                <text:p>The rise of mobile</text:p>
              </text:list-item>
              <text:list-item>
                <text:p>The rise of AJAX and COMET</text:p>
              </text:list-item>
              <text:list-item>
                <text:p>The Google MS war</text:p>
              </text:list-item>
              <text:list-item>
                <text:p>The desire for platform independent application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Why did HTML5 came to be? (cont)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item>
                <text:p>The rise of Java script as programming language.</text:p>
              </text:list-item>
              <text:list-item>
                <text:p>The pressure from other solutions to the same problem</text:p>
              </text:list-item>
              <text:list-item>
                <text:p>The pressure from the browser vendors</text:p>
              </text:list-item>
              <text:list-item>
                <text:p>The pressure from the programming community</text:p>
              </text:list-item>
              <text:list-item>
                <text:p>The growth in web2.0 sites</text:p>
              </text:list-item>
              <text:list-item>
                <text:p>The growth in JavaScript toolkits and frameworks.</text:p>
              </text:list-item>
              <text:list-item>
                <text:p>The complexity of client side programming in different languages/frameworks.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Why did HTML5 came to be? (cont)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item>
                <text:p>Improvements in JavaScript performance</text:p>
              </text:list-item>
              <text:list-item>
                <text:p>The problem of plug-in installation by end users.</text:p>
              </text:list-item>
              <text:list-item>
                <text:p>The problem of supporting plug-in based browsers by application vendors.</text:p>
              </text:list-item>
              <text:list-item>
                <text:p>The desire of the W3C to remain relevant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HTML5 history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item>
                <text:p>WHATWG: Web Hypertext Application Technology Working Group</text:p>
              </text:list-item>
              <text:list-item>
                <text:p>Browser manufacturer-based group.</text:p>
              </text:list-item>
              <text:list-item>
                <text:p>Started work in 2004</text:p>
              </text:list-item>
              <text:list-item>
                <text:p>Adopted by W3C in 2007</text:p>
              </text:list-item>
              <text:list-item>
                <text:p>First working draft in 2008</text:p>
              </text:list-item>
              <text:list-item>
                <text:p>Candidate recommendation in 2012</text:p>
              </text:list-item>
              <text:list-item>
                <text:p>Web sockets <text:s/>are handled by the IETF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What about CSS?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item>
                <text:p>CSS has been developed all along in parallel to HTML</text:p>
              </text:list-item>
              <text:list-item>
                <text:p>1996: CSS1</text:p>
              </text:list-item>
              <text:list-item>
                <text:p>1998: CSS 2</text:p>
              </text:list-item>
              <text:list-item>
                <text:p>2005+: CSS 3</text:p>
              </text:list-item>
              <text:list-item>
                <text:p>It's considered by many to be part of “HTML5”</text:p>
              </text:list-item>
              <text:list-item>
                <text:p>Adoption is sporadic</text:p>
              </text:list-item>
              <text:list-item>
                <text:p>CSS Filters are used to get consistent behaviour across browsers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Adoption of HTML5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item>
                <text:p>Different browsers adopt HTML5 and CSS differently</text:p>
              </text:list-item>
              <text:list-item>
                <text:p>Usually adoption is in parts</text:p>
              </text:list-item>
              <text:list-item>
                <text:p>As a result programmers are driven and encouraged to test for features instead of testing for browser type or version.</text:p>
              </text:list-item>
              <text:list-item>
                <text:p>Acid3 testing for conformance exist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Can I write HTML5 applications?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item>
                <text:p>Yes and No</text:p>
              </text:list-item>
              <text:list-item>
                <text:p>Yes: if you need the new features.</text:p>
              </text:list-item>
              <text:list-item>
                <text:p>No: if you must support old and new browsers with the exact same application.</text:p>
              </text:list-item>
              <text:list-item>
                <text:p>Maybe: if you can write two applications: one for old browsers and one for the new. Assuming you are OK with maintaining two applications and your users are OK with receiving two applications.</text:p>
              </text:list-item>
              <text:list-item>
                <text:p>Maybe: if you can write a single application that will behave differently on new and old browsers and you are OK with that. This could be tricky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Does HTML5 make my life easy?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item>
                <text:p>Yes and No.</text:p>
              </text:list-item>
              <text:list-item>
                <text:p>Yes: You no longer need the know how of all kinds of extra technologies (Java applets, flash) to write very advanced web applications.</text:p>
              </text:list-item>
              <text:list-item>
                <text:p>Yes: The mobile world opens up to you (with flash or Java applets it was closed).</text:p>
              </text:list-item>
              <text:list-item>
                <text:p>No: Now you need to study JavaScript deeply.</text:p>
              </text:list-item>
              <text:list-item>
                <text:p>No: You need to study JavaScript toolkits.</text:p>
              </text:list-item>
              <text:list-item>
                <text:p>No: You need to think about browser compatibility again.</text:p>
              </text:list-item>
              <text:list-item>
                <text:p>No: It changes the balance between server and client side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What browsers support HTML5?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item>
                <text:p>Hard to say. It depends on what you mean by HTML5...:)</text:p>
              </text:list-item>
              <text:list-item>
                <text:p>OK OK. Firefox &gt;= 3.6, Internet explorer &gt;=7 (preferably &gt;= 9), Safari &gt;=5, Opera &gt;= 10.6, Chrome &gt;= 7 (preferably &gt;= 9).</text:p>
              </text:list-item>
              <text:list-item>
                <text:p>But browsers keep changing, and they are changing faster than ever.</text:p>
              </text:list-item>
              <text:list-item>
                <text:p>Both Firefox and Chrome have gone into frequent release models.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Its demo time!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item>
                <text:p>I will demo all kinds of sites showcasing HTML5.</text:p>
              </text:list-item>
              <text:list-item>
                <text:p>During the demo remember that all of this was done without any plug-ins, and pure JavaScript.</text:p>
              </text:list-item>
              <text:list-item>
                <text:p>Also remember that I'm using a common browser to show all of this – nothing special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What does HTML5 contain?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item>
                <text:p>Simpler more forgiving syntax.</text:p>
              </text:list-item>
              <text:list-item>
                <text:p>Canvas – a bitmapped drawing API.</text:p>
              </text:list-item>
              <text:list-item>
                <text:p>GeoLocation – find out where a browser user is.</text:p>
              </text:list-item>
              <text:list-item>
                <text:p>Audio - Modern default support for audio codecs like MP3.</text:p>
              </text:list-item>
              <text:list-item>
                <text:p>Video – Modern default support for codecs like VP8, H.264 and Theora</text:p>
              </text:list-item>
              <text:list-item>
                <text:p>Local Storage – store web application specific information on the client sid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What does HTML5 contain? (cont)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item>
                <text:p>Local Web SQL – lightweight SQL database engine accessible</text:p>
              </text:list-item>
              <text:list-item>
                <text:p>Web Workers – A threading approach to JavaScript</text:p>
              </text:list-item>
              <text:list-item>
                <text:p>Web Sockets – Lower-level and higher-performance network connectivity</text:p>
              </text:list-item>
              <text:list-item>
                <text:p>Forms – support for new input types like Calendars, Numbers, Color Pickers and more.</text:p>
              </text:list-item>
              <text:list-item>
                <text:p>Offline Apps – Save your web application to the desktop and run it offline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Is that all there is in HTML5?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item>
                <text:p>Well, it is a 900+ page spec so it has some more minor stuff but these are the major features.</text:p>
              </text:list-item>
              <text:list-item>
                <text:p>Specific browsers offer many more APIs which are not standardized.</text:p>
              </text:list-item>
              <text:list-item>
                <text:p>Browsers specific CSS attributes continue to proliferate.</text:p>
              </text:list-item>
              <text:list-item>
                <text:p>And the definition of HTML5 keeps expanding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at is not in HTML5?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item>
                <text:p>Graphing and charting components. The assumption is that people would implement those on top of either SVG or the new HTML5 canvas.</text:p>
              </text:list-item>
              <text:list-item>
                <text:p>A rich component architecture for HTML5. The idea is that this will be a layer on top of HTML5 (Dojo, YUI).</text:p>
              </text:list-item>
              <text:list-item>
                <text:p>3D graphics. These are offered by the different browser vendors.</text:p>
              </text:list-item>
              <text:list-item>
                <text:p>Changes to the JavaScript language. It is simply too late for that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How does HTML5 compete?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item>
                <text:p>The interesting question here is “with what?”</text:p>
              </text:list-item>
              <text:list-item>
                <text:p>Adobe Flash is a competitor but not in the mobile market.</text:p>
              </text:list-item>
              <text:list-item>
                <text:p>Java Applets are dead as in muerte.</text:p>
              </text:list-item>
              <text:list-item>
                <text:p>The mobile market is fragmented: iPhone apps are written in Objective C with apples toolkit and Android apps are written in Java using Googles toolkit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How does HTML5 compete?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item>
                <text:p>So the bottom line: if you want to learn one technology and leverage it across both mobile and desktop markets it's HTML5</text:p>
              </text:list-item>
              <text:list-item>
                <text:p>Is it easy? Nope.</text:p>
              </text:list-item>
              <text:list-item>
                <text:p>JavaScript has it's issues.</text:p>
              </text:list-item>
              <text:list-item>
                <text:p>You still have to deal with the different platforms (screen size, gestures, look and feel and more)</text:p>
              </text:list-item>
              <text:list-item>
                <text:p>Nothing is perfect, HTML5 including..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32">
        <draw:frame presentation:style-name="pr1" draw:layer="layout" svg:width="25.199cm" svg:height="17.935cm" svg:x="1.4cm" svg:y="0.837cm" presentation:class="subtitle">
          <draw:text-box>
            <text:p>Thank you for listening...</text:p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 PL UMing H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 PL UMing H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 PL UMing H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 PL UMing H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 PL UMing H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rk Veltzer</meta:initial-creator>
    <meta:creation-date>2011-11-27T06:11:51</meta:creation-date>
    <meta:editing-duration>PT19M33S</meta:editing-duration>
    <meta:editing-cycles>2</meta:editing-cycles>
    <dc:date>2011-11-27T07:23:05</dc:date>
    <dc:creator>Mark Veltzer</dc:creator>
    <meta:document-statistic meta:object-count="111"/>
    <meta:generator>LibreOffice/3.4$Linux LibreOffice_project/340m1$Build-402</meta:generator>
  </office:meta>
</office:document-meta>
</file>